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927" officeooo:paragraph-rsid="00157927"/>
    </style:style>
    <style:style style:name="P2" style:family="paragraph" style:parent-style-name="Standard">
      <style:text-properties officeooo:rsid="0016e5d9" officeooo:paragraph-rsid="0016e5d9"/>
    </style:style>
    <style:style style:name="P3" style:family="paragraph" style:parent-style-name="Standard">
      <style:text-properties officeooo:rsid="00179ef4" officeooo:paragraph-rsid="00179ef4"/>
    </style:style>
    <style:style style:name="P4" style:family="paragraph" style:parent-style-name="Standard">
      <style:text-properties officeooo:paragraph-rsid="001aa5af"/>
    </style:style>
    <style:style style:name="P5" style:family="paragraph" style:parent-style-name="Standard">
      <style:text-properties officeooo:paragraph-rsid="001af652"/>
    </style:style>
    <style:style style:name="P6" style:family="paragraph" style:parent-style-name="Standard">
      <style:text-properties officeooo:paragraph-rsid="001ce70e"/>
    </style:style>
    <style:style style:name="P7" style:family="paragraph" style:parent-style-name="Standard">
      <style:text-properties officeooo:paragraph-rsid="001ce70e"/>
    </style:style>
    <style:style style:name="P8" style:family="paragraph" style:parent-style-name="Standard">
      <style:text-properties officeooo:rsid="001e8b5b" officeooo:paragraph-rsid="001e8b5b"/>
    </style:style>
    <style:style style:name="P9" style:family="paragraph" style:parent-style-name="Standard">
      <style:text-properties officeooo:paragraph-rsid="001e8b5b"/>
    </style:style>
    <style:style style:name="P10" style:family="paragraph" style:parent-style-name="Standard">
      <style:text-properties officeooo:rsid="001f3b04" officeooo:paragraph-rsid="001f3b04"/>
    </style:style>
    <style:style style:name="P11" style:family="paragraph" style:parent-style-name="Standard">
      <style:text-properties officeooo:paragraph-rsid="001f3b04"/>
    </style:style>
    <style:style style:name="P12" style:family="paragraph" style:parent-style-name="Standard">
      <style:text-properties officeooo:paragraph-rsid="001f59b9"/>
    </style:style>
    <style:style style:name="P13" style:family="paragraph" style:parent-style-name="Standard">
      <style:text-properties officeooo:rsid="0021cac9" officeooo:paragraph-rsid="0021cac9"/>
    </style:style>
    <style:style style:name="P14" style:family="paragraph" style:parent-style-name="Standard">
      <style:text-properties officeooo:rsid="0021cac9" officeooo:paragraph-rsid="001e8b5b"/>
    </style:style>
    <style:style style:name="T1" style:family="text">
      <style:text-properties officeooo:rsid="0017148f"/>
    </style:style>
    <style:style style:name="T2" style:family="text">
      <style:text-properties officeooo:rsid="00179ef4"/>
    </style:style>
    <style:style style:name="T3" style:family="text">
      <style:text-properties officeooo:rsid="0019b79e"/>
    </style:style>
    <style:style style:name="T4" style:family="text">
      <style:text-properties officeooo:rsid="0016e5d9"/>
    </style:style>
    <style:style style:name="T5" style:family="text">
      <style:text-properties officeooo:rsid="001aa5af"/>
    </style:style>
    <style:style style:name="T6" style:family="text">
      <style:text-properties officeooo:rsid="001af652"/>
    </style:style>
    <style:style style:name="T7" style:family="text">
      <style:text-properties officeooo:rsid="001ce70e"/>
    </style:style>
    <style:style style:name="T8" style:family="text">
      <style:text-properties officeooo:rsid="001e8b5b"/>
    </style:style>
    <style:style style:name="T9" style:family="text">
      <style:text-properties officeooo:rsid="001f3b04"/>
    </style:style>
    <style:style style:name="T10" style:family="text">
      <style:text-properties officeooo:rsid="001f59b9"/>
    </style:style>
    <style:style style:name="T11" style:family="text">
      <style:text-properties officeooo:rsid="002082f0"/>
    </style:style>
    <style:style style:name="T12" style:family="text">
      <style:text-properties officeooo:rsid="0021c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are enthralled to announce that the first version of <text:span text:style-name="T3">the </text:span>COVID-19 challenge is finally online <text:span text:style-name="T2">at tasks.repidemicsconsortium.org</text:span>!</text:p>
      <text:p text:style-name="P1"/>
      <text:p text:style-name="P4"><text:span text:style-name="T4">This tool which </text:span><text:span text:style-name="T2">has been under development since June </text:span><text:span text:style-name="T3">2020</text:span><text:span text:style-name="T2"> and </text:span><text:span text:style-name="T4">financed by the R-consortium, will hopefully </text:span><text:span text:style-name="T5">become an important tool in the response to COVID-19. It’s goal is to </text:span><text:span text:style-name="T6">enable</text:span><text:span text:style-name="T4"> direct communication between </text:span><text:span text:style-name="T1">field epidemiologists, statisticians, mathematical modellers working on COVID-19, RECON package developers and the R community. </text:span></text:p>
      <text:p text:style-name="P2"/>
      <text:p text:style-name="P5"><text:span text:style-name="T6">The platform helps</text:span><text:span text:style-name="T2"> COVID-19 field agents </text:span><text:span text:style-name="T6">submit requests regarding their</text:span><text:span text:style-name="T2"> analytical needs </text:span><text:span text:style-name="T6">(like requesting a new function/package, a new analysis template, etc)</text:span><text:span text:style-name="T2"> </text:span><text:span text:style-name="T6">by fulfilling a simple task submission form. And it helps </text:span><text:span text:style-name="T3">improve the </text:span><text:span text:style-name="T2">development of RECON packages with </text:span><text:span text:style-name="T6">the </text:span><text:span text:style-name="T2">help from the R community </text:span><text:span text:style-name="T6">by centralising all current needs in one place, and classifying them by order of priority</text:span><text:span text:style-name="T2">.</text:span></text:p>
      <text:p text:style-name="P3"/>
      <text:p text:style-name="P6"><text:span text:style-name="T3">For the platform to be a </text:span><text:span text:style-name="T7">useful</text:span><text:span text:style-name="T3"> contributor </text:span><text:span text:style-name="T7">to the COVID-19 response,</text:span><text:span text:style-name="T3"> we need an active community of users. We need </text:span><text:span text:style-name="T7">field agents who have practical needs to know about the platform</text:span><text:span text:style-name="T3"> and we need </text:span><text:span text:style-name="T7">the </text:span><text:span text:style-name="T3">members of the R community </text:span><text:span text:style-name="T7">to </text:span><text:span text:style-name="T3">know </text:span><text:span text:style-name="T7">where </text:span><text:span text:style-name="T3">they can </text:span><text:span text:style-name="T7">go if they want to </text:span><text:span text:style-name="T3">help.</text:span></text:p>
      <text:p text:style-name="P6"/>
      <text:p text:style-name="P6"><text:span text:style-name="T7">That’s why for this first version of the site it is vital for people to communicate it as widely as possible, and for you to let us know how we can XXX the experience.</text:span><text:span text:style-name="T3"> </text:span></text:p>
      <text:p text:style-name="P6"/>
      <text:p text:style-name="P6">----</text:p>
      <text:p text:style-name="P6"/>
      <text:p text:style-name="P14">Dear Madam, Sir,</text:p>
      <text:p text:style-name="P14"/>
      <text:p text:style-name="P14">I am the project manager of R Epidemics Consortium’s (RECON) COVID-19 challenge. RECON is a non profit organisation that develops professional R tools for field epidemiologists. These tools are currently widely used in the response to COVID-19. You can find more information on RECON at repidemicsconsortium.org.</text:p>
      <text:p text:style-name="P14"/>
      <text:p text:style-name="P14">In May we won a grant from the Linux Foundation to develop an online platform (the aforementioned COVID-19 challenge) to support real-time development of RECON tools in response to field needs. You will find more news on the project here: repidemicsconsortium.org/2020-06-09-covid-challenge and the link to V1 of the platform here:tasks.repidemicsconsortium.org.</text:p>
      <text:p text:style-name="P14"/>
      <text:p text:style-name="P14">The site was finalised last week. While we were developing it we realised that we had un-anticipated (and consequently not financed) our needs regarding a cloud environment to run the backend REST api and cloud storage to host a Postgres database. We are currently using an unsatisfactory solution as a consequence of which the website is very slow. We are very concerned by this as it may affect the success of the project as a whole.</text:p>
      <text:p text:style-name="P14"/>
      <text:p text:style-name="P14">In this regard we are looking for a partner such as AWS that would be willing to collaborate with us on these aspects thus contributing to the response against COVID-19.</text:p>
      <text:p text:style-name="P14"/>
      <text:p text:style-name="P14">Our website will most probably use less than 10k calls a month and will definitely useless than 100k calls a month. Our postgres database will also be pretty small and will probably store less than 10GB of data during next year or so and will definitely use less than 100GB.</text:p>
      <text:p text:style-name="P14"/>
      <text:p text:style-name="P14">So let us know if you can help us make this project a success. </text:p>
      <text:p text:style-name="P14"/>
      <text:p text:style-name="P14"><text:soft-page-break/>Thank you in advance.</text:p>
      <text:p text:style-name="P14"/>
      <text:p text:style-name="P14">Best regards,</text:p>
      <text:p text:style-name="P14">Matthie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eu Rolland</meta:initial-creator>
    <meta:creation-date>2020-10-14T10:14:20.781190929</meta:creation-date>
    <dc:date>2020-11-04T12:00:06.131661743</dc:date>
    <dc:creator>Matthieu Rolland</dc:creator>
    <meta:editing-duration>PT3H12M1S</meta:editing-duration>
    <meta:editing-cycles>6</meta:editing-cycles>
    <meta:generator>LibreOffice/7.0.2.2$Linux_X86_64 LibreOffice_project/00$Build-2</meta:generator>
    <meta:document-statistic meta:table-count="0" meta:image-count="0" meta:object-count="0" meta:page-count="2" meta:paragraph-count="16" meta:word-count="490" meta:character-count="2975" meta:non-whitespace-character-count="2498"/>
  </office:meta>
</office:document-meta>
</file>